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87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 fo:font-size="26pt" fo:text-shadow="1pt 1pt" fo:font-weight="normal" style:font-size-asian="26pt" style:font-weight-asian="normal" style:font-size-complex="26pt" style:font-weight-complex="normal"/>
    </style:style>
    <style:style style:name="T7"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8"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2.774cm" svg:x="1.524cm" svg:y="0.254cm">
          <draw:text-box>
            <text:p text:style-name="P1"><text:span text:style-name="T1">Gospel Reading</text:span></text:p>
            <text:p text:style-name="P1"><text:span text:style-name="T2">John 3:1–17 <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146cm" svg:height="9.269cm" svg:x="1.524cm" svg:y="0.254cm">
          <draw:text-box>
            <text:p text:style-name="P4"><text:span text:style-name="T3">1</text:span><text:span text:style-name="T4"> </text:span><text:span text:style-name="T5">Now there was a man of the Pharisees named Nicodemus, a ruler of the Jews. </text:span><text:span text:style-name="T3">2</text:span><text:span text:style-name="T4"> </text:span><text:span text:style-name="T5">This man came to Jesus by night and said to him, “Rabbi, we know that you are a teacher come from God, for no one can do these signs that you do unless God is with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146cm" svg:height="9.269cm" svg:x="1.524cm" svg:y="0.254cm">
          <draw:text-box>
            <text:p text:style-name="P4"><text:span text:style-name="T3">3</text:span><text:span text:style-name="T4"> </text:span><text:span text:style-name="T5">Jesus answered him, “Truly, truly, I say to you, unless one is born again he cannot see the kingdom of God.” </text:span><text:span text:style-name="T3">4</text:span><text:span text:style-name="T4"> </text:span><text:span text:style-name="T5">Nicodemus said to him, “How can a man be born when he is old? Can he enter a second time into his mother’s womb and be born?”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146cm" svg:height="7.766cm" svg:x="1.524cm" svg:y="0.254cm">
          <draw:text-box>
            <text:p text:style-name="P4"><text:span text:style-name="T3">5</text:span><text:span text:style-name="T4"> </text:span><text:span text:style-name="T5">Jesus answered, “Truly, truly, I say to you, unless one is born of water and the Spirit, he cannot enter the kingdom of God. </text:span><text:span text:style-name="T3">6</text:span><text:span text:style-name="T4"> </text:span><text:span text:style-name="T5">That which is born of the flesh is flesh, and that which is born of the Spirit is spiri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146cm" svg:height="7.766cm" svg:x="1.524cm" svg:y="0.254cm">
          <draw:text-box>
            <text:p text:style-name="P4"><text:span text:style-name="T3">7</text:span><text:span text:style-name="T4"> </text:span><text:span text:style-name="T5">Do not marvel that I said to you, ‘You must be born again.’ </text:span><text:span text:style-name="T3">8</text:span><text:span text:style-name="T4"> </text:span><text:span text:style-name="T5">The wind blows where it wishes, and you hear its sound, but you do not know where it comes from or where it goes. So it is with everyone who is born of the Spirit.”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2" draw:layer="layout" svg:width="25.146cm" svg:height="6.263cm" svg:x="1.524cm" svg:y="0.254cm">
          <draw:text-box>
            <text:p text:style-name="P4"><text:span text:style-name="T3">9</text:span><text:span text:style-name="T4"> </text:span><text:span text:style-name="T5">Nicodemus said to him, “How can these things be?” </text:span><text:span text:style-name="T3">10</text:span><text:span text:style-name="T4"> </text:span><text:span text:style-name="T5">Jesus answered him, “Are you the teacher of Israel and yet you do not understand these thing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3" draw:text-style-name="P6" draw:layer="layout" svg:width="25.146cm" svg:height="8.128cm" svg:x="1.524cm" svg:y="0.254cm">
          <draw:text-box>
            <text:p text:style-name="P5"><text:span text:style-name="T3">11</text:span><text:span text:style-name="T4"> </text:span><text:span text:style-name="T5">Truly, truly, I say to you, we speak of what we know, and bear witness to what we have</text:span><text:span text:style-name="T6"> </text:span><text:span text:style-name="T5">seen, but you do not receive our testimony. </text:span><text:span text:style-name="T7">12</text:span><text:span text:style-name="T8"> </text:span><text:span text:style-name="T5">If I have told you earthly things and you do not believe, how can you believe if I tell you heavenly thing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2" draw:layer="layout" svg:width="25.146cm" svg:height="9.269cm" svg:x="1.524cm" svg:y="0.254cm">
          <draw:text-box>
            <text:p text:style-name="P4"><text:span text:style-name="T7">13</text:span><text:span text:style-name="T8"> </text:span><text:span text:style-name="T5">No one has ascended into heaven except he who descended from heaven, the Son of Man. </text:span></text:p>
            <text:p text:style-name="P4"><text:span text:style-name="T7">14</text:span><text:span text:style-name="T8"> </text:span><text:span text:style-name="T5">And as Moses lifted up the serpent in the wilderness, so must the Son of Man be lifted up, </text:span><text:span text:style-name="T7">15</text:span><text:span text:style-name="T8"> </text:span><text:span text:style-name="T5">that whoever believes in him may have eternal lif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2" draw:layer="layout" svg:width="25.146cm" svg:height="12.275cm" svg:x="1.524cm" svg:y="0.254cm">
          <draw:text-box>
            <text:p text:style-name="P4"><text:span text:style-name="T7">16</text:span><text:span text:style-name="T8"> </text:span><text:span text:style-name="T5">[Jesus said:] “For God so loved the world, that he gave his only Son, that whoever believes in him should not perish but have eternal life. </text:span></text:p>
            <text:p text:style-name="P5"><text:span text:style-name="T7">17</text:span><text:span text:style-name="T8"> </text:span><text:span text:style-name="T5">For God did not send his Son into the world to condemn the world, but in order that the world might be saved </text:span></text:p>
            <text:p text:style-name="P5"><text:span text:style-name="T5"><text:s text:c="4"/></text:span><text:span text:style-name="T5">through him. </text:span></text:p>
            <text:p text:style-name="P5"><text:span text:style-name="T5"/></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4T20:44:46.731000000</meta:creation-date>
    <dc:title>Hymn template</dc:title>
    <meta:editing-duration>PT3M32S</meta:editing-duration>
    <meta:editing-cycles>2</meta:editing-cycles>
    <meta:generator>LibreOffice/4.4.3.2$Windows_x86 LibreOffice_project/88805f81e9fe61362df02b9941de8e38a9b5fd16</meta:generator>
    <meta:initial-creator>Arthur Hoch</meta:initial-creator>
    <dc:date>2015-05-24T20:59:12.949000000</dc:date>
    <dc:creator>Arthur Hoch</dc:creator>
    <meta:document-statistic meta:object-count="48"/>
    <meta:template xlink:type="simple" xlink:actuate="onRequest" xlink:title="Hymn template" xlink:href="../../AppData/Roaming/LibreOffice/4/user/template/Worship%20Templsates/Hymn%20template.otp" meta:date="2015-05-24T20:44:46.450000000"/>
  </office:meta>
</office:document-meta>
</file>